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2a8ec" officeooo:paragraph-rsid="0052a8ec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30663" officeooo:paragraph-rsid="003f1ef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765239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765239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765239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30663" officeooo:paragraph-rsid="00730663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3700a" officeooo:paragraph-rsid="0073b71f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40595" officeooo:paragraph-rsid="0077953d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730663"/>
    </style:style>
    <style:style style:name="T1" style:family="text">
      <style:text-properties style:text-line-through-style="none" style:text-line-through-type="none" style:font-name="DejaVu Sans Condensed" fo:font-size="12pt" fo:font-weight="normal" officeooo:rsid="00730663" style:font-size-asian="12pt" style:font-weight-asian="normal" style:font-size-complex="12pt" style:font-weight-complex="normal"/>
    </style:style>
    <style:style style:name="T2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513c7a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558174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730663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text-position="sub 58%" style:font-name="DejaVu Sans Condensed" fo:font-size="12pt" fo:font-weight="normal" officeooo:rsid="00730663" style:font-size-asian="12pt" style:font-weight-asian="normal" style:font-size-complex="12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7371fd"/>
    </style:style>
    <style:style style:name="T9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9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C1" office:value-type="string">
            <text:p text:style-name="P5">3xx - Flight</text:p>
          </table:table-cell>
          <table:table-cell table:style-name="Table1.C1" office:value-type="string">
            <text:p text:style-name="P5">4xx - A2A</text:p>
          </table:table-cell>
          <table:table-cell table:style-name="Table1.C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3"><text:span text:style-name="T3">2</text:span><text:span text:style-name="T4">0</text:span><text:span text:style-name="T5">3</text:span><text:span text:style-name="T2"> -</text:span><text:span text:style-name="T5"> Shutdown</text:span></text:p>
      <text:p text:style-name="P1"/>
      <text:p text:style-name="P2">Shutdown -- WIP, needs verification</text:p>
      <text:list xml:id="list2362435132" text:style-name="L1">
        <text:list-item>
          <text:p text:style-name="P8">Articulating pylons ... GROUND STOW (in WPN UTIL page)</text:p>
        </text:list-item>
        <text:list-item>
          <text:p text:style-name="P6"><text:span text:style-name="T7">APU</text:span> ... <text:span text:style-name="T7">Start</text:span> (to prevent systems from losing power when engines go to idle)</text:p>
        </text:list-item>
        <text:list-item>
          <text:p text:style-name="P6">Tail Wheel ... Lock</text:p>
        </text:list-item>
        <text:list-item>
          <text:p text:style-name="P6">Parking Brake ... Set</text:p>
        </text:list-item>
        <text:list-item>
          <text:p text:style-name="P6">Power levers ... IDLE, start 2-minute timer (UFC has a stopwatch button)</text:p>
        </text:list-item>
        <text:list-item>
          <text:p text:style-name="P6">Standby Attitude Indicator ... CAGE<text:span text:style-name="T8"> (left click and hold while scrolling up)</text:span></text:p>
        </text:list-item>
        <text:list-item>
          <text:p text:style-name="P6">CMWS ... OFF</text:p>
        </text:list-item>
        <text:list-item>
          <text:p text:style-name="P6">NVS MODE switch ... OFF</text:p>
        </text:list-item>
        <text:list-item>
          <text:p text:style-name="P6">ACM switch (Automatic Contrast Mode) ... OFF</text:p>
        </text:list-item>
        <text:list-item>
          <text:p text:style-name="P6">After 2 minutes elapsed: Power levers ... OFF</text:p>
        </text:list-item>
        <text:list-item>
          <text:p text:style-name="P9"><text:span text:style-name="T1">When N</text:span><text:span text:style-name="T6">R</text:span><text:span text:style-name="T1"> &lt; 50%: RTR BRK switch ... ON</text:span></text:p>
        </text:list-item>
        <text:list-item>
          <text:p text:style-name="P6">Lights ... OFF</text:p>
        </text:list-item>
        <text:list-item>
          <text:p text:style-name="P7">When rotors have stopped: RTR BRK switch ... OFF</text:p>
        </text:list-item>
        <text:list-item>
          <text:p text:style-name="P6">APU ... OFF</text:p>
        </text:list-item>
        <text:list-item>
          <text:p text:style-name="P6">MSTR IGN knob ... OF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4-04T15:59:12.818000000</dc:date>
    <meta:editing-duration>PT13H43M1S</meta:editing-duration>
    <meta:editing-cycles>78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3" meta:word-count="148" meta:character-count="723" meta:non-whitespace-character-count="613"/>
  </office:meta>
</office:document-meta>
</file>